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Arial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Header">
      <style:paragraph-properties fo:margin-left="-0.203cm" fo:margin-right="0cm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P5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1">
      <style:paragraph-properties fo:text-align="justify" style:justify-single-word="false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1790d1" officeooo:paragraph-rsid="001790d1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192bee" officeooo:paragraph-rsid="00192bee"/>
    </style:style>
    <style:style style:name="P14" style:family="paragraph" style:parent-style-name="Standard" style:list-style-name="L2">
      <style:paragraph-properties fo:text-align="justify" style:justify-single-word="false"/>
      <style:text-properties officeooo:rsid="00195019" officeooo:paragraph-rsid="00195019"/>
    </style:style>
    <style:style style:name="P15" style:family="paragraph" style:parent-style-name="Standard" style:list-style-name="L2">
      <style:paragraph-properties fo:text-align="justify" style:justify-single-word="false"/>
      <style:text-properties officeooo:rsid="001aae26" officeooo:paragraph-rsid="001aae26"/>
    </style:style>
    <style:style style:name="P16" style:family="paragraph" style:parent-style-name="Standard" style:list-style-name="L2">
      <style:paragraph-properties fo:text-align="justify" style:justify-single-word="false"/>
      <style:text-properties fo:font-style="normal" officeooo:rsid="001bf4cb" officeooo:paragraph-rsid="001bf4cb" style:font-style-asian="normal" style:font-style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font-style="normal" officeooo:rsid="002138dd" officeooo:paragraph-rsid="002138dd" style:font-style-asian="normal" style:font-style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font-style="normal" officeooo:rsid="0022a607" officeooo:paragraph-rsid="0022a607" style:font-style-asian="normal" style:font-style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fo:font-style="normal" officeooo:rsid="0024316b" officeooo:paragraph-rsid="0024316b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officeooo:rsid="0024316b" officeooo:paragraph-rsid="0024316b" style:font-style-asian="normal" style:font-style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fo:font-style="normal" officeooo:rsid="00272df1" officeooo:paragraph-rsid="00272df1" style:font-style-asian="normal" style:font-style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fo:font-style="normal" officeooo:rsid="002b7a08" officeooo:paragraph-rsid="002b7a08" style:font-style-asian="normal" style:font-style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officeooo:rsid="002a098c" officeooo:paragraph-rsid="002a09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b783e" style:font-style-asian="italic" style:font-style-complex="italic"/>
    </style:style>
    <style:style style:name="T5" style:family="text">
      <style:text-properties fo:font-style="italic" officeooo:rsid="0022a607" style:font-style-asian="italic" style:font-style-complex="italic"/>
    </style:style>
    <style:style style:name="T6" style:family="text">
      <style:text-properties fo:font-style="italic" officeooo:rsid="00234da1" style:font-style-asian="italic" style:font-style-complex="italic"/>
    </style:style>
    <style:style style:name="T7" style:family="text">
      <style:text-properties officeooo:rsid="00158c51"/>
    </style:style>
    <style:style style:name="T8" style:family="text">
      <style:text-properties officeooo:rsid="0019501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b783e"/>
    </style:style>
    <style:style style:name="T11" style:family="text">
      <style:text-properties officeooo:rsid="001cfac2"/>
    </style:style>
    <style:style style:name="T12" style:family="text">
      <style:text-properties officeooo:rsid="0022a607"/>
    </style:style>
    <style:style style:name="T13" style:family="text">
      <style:text-properties officeooo:rsid="00234da1"/>
    </style:style>
    <style:style style:name="T14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ce181e" fo:font-size="16pt" fo:font-weight="bold" officeooo:rsid="001790d1" style:font-size-asian="16pt" style:font-weight-asian="bold" style:font-size-complex="16pt" style:font-weight-complex="bold"/>
    </style:style>
    <style:style style:name="T16" style:family="text">
      <style:text-properties officeooo:rsid="00272df1"/>
    </style:style>
    <style:style style:name="T17" style:family="text">
      <style:text-properties officeooo:rsid="002a098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STUDO DIRIGIDO: <text:span text:style-name="T7">INTRODUÇÃO AO TERMINAL</text:span></text:p>
      <text:p text:style-name="P6"><text:span text:style-name="Fonte_20_parág._20_padrão"><text:span text:style-name="T14">(CO</text:span></text:span><text:span text:style-name="Fonte_20_parág._20_padrão"><text:span text:style-name="T15">MPONENTES DA DUPLA AQUI</text:span></text:span><text:span text:style-name="Fonte_20_parág._20_padrão"><text:span text:style-name="T14">)</text:span></text:span></text:p>
      <text:p text:style-name="P7"/>
      <text:p text:style-name="P7">INSTRUÇÕES:</text:p>
      <text:list xml:id="list3552082432" text:style-name="L1">
        <text:list-item>
          <text:p text:style-name="P11">Os exercícios abaixo deverão ser feitos dentro do terminal do Linux</text:p>
        </text:list-item>
        <text:list-item>
          <text:p text:style-name="P11">Os exercícios estão, em sua maioria, dependentes um dos outros. Ou seja, o segundo depende do primeiro, o terceiro do segundo, e assim sucessivamente. Procure fazê-los na ordem.</text:p>
        </text:list-item>
        <text:list-item>
          <text:p text:style-name="P11"><text:span text:style-name="Fonte_20_parág._20_padrão"><text:span text:style-name="T1">Deverá ser entregue um relatório, até a data final especificada, contendo a sequência de comandos que vocês digitaram para realizar cada item do trabalho. <text:line-break/></text:span></text:span>A sequência de comandos <text:span text:style-name="Fonte_20_parág._20_padrão"><text:span text:style-name="T2">deverá</text:span></text:span> ser um screenshot da tela de terminal com os comandos que vocês utilizaram.</text:p>
        </text:list-item>
        <text:list-item>
          <text:p text:style-name="P10">Os comandos deverão ser explicados, bem como o significado de seus parâmetros.</text:p>
        </text:list-item>
        <text:list-item>
          <text:p text:style-name="P11">Entregue este trabalho em formato PDF! Coloque o seu nome no lugar do nome do aluno acima!</text:p>
        </text:list-item>
      </text:list>
      <text:p text:style-name="Standard"/>
      <text:p text:style-name="P7">ESPECIFICAÇÃO:</text:p>
      <text:p text:style-name="P8"/>
      <text:list xml:id="list1422038966" text:style-name="L2">
        <text:list-item>
          <text:p text:style-name="P12">Pesquise o que fazem os seguintes comandos:</text:p>
          <text:list>
            <text:list-item>
              <text:p text:style-name="P12">more</text:p>
            </text:list-item>
            <text:list-item>
              <text:p text:style-name="P12">less</text:p>
            </text:list-item>
          </text:list>
          <text:p text:style-name="P12"/>
        </text:list-item>
        <text:list-item>
          <text:p text:style-name="P12">Pesquise <text:span text:style-name="T17">e dê um exemplo d</text:span>o que fazem os comandos abaixo com os seguintes parâmetros:</text:p>
          <text:list>
            <text:list-item>
              <text:p text:style-name="P23">mkdir -p</text:p>
            </text:list-item>
          </text:list>
          <text:p text:style-name="P12"/>
        </text:list-item>
        <text:list-item>
          <text:p text:style-name="P13">Estando na pasta home do usuário, crie duas pastas cujos nomes deverão ser os nomes <text:span text:style-name="T8">seguidos dos seus sobrenomes </text:span>dos <text:span text:style-name="T8">membros da</text:span> das duplas.</text:p>
          <text:p text:style-name="P13"/>
          <text:p text:style-name="P14">Exemplo: se a dupla for “João” e “Maria” criar as pastas <text:span text:style-name="T3">joao</text:span> e <text:span text:style-name="T3">maria</text:span></text:p>
          <text:p text:style-name="P14"><text:span text:style-name="T3"/></text:p>
        </text:list-item>
        <text:list-item>
          <text:p text:style-name="P15"><text:span text:style-name="T9">Utilizando o editor de linha de comando </text:span><text:span text:style-name="T3">nano, </text:span><text:span text:style-name="T9">crie em cada uma das pastas um arquivo chamado </text:span><text:span text:style-name="T4">frase.txt .</text:span></text:p>
          <text:p text:style-name="P16"><text:span text:style-name="T10">E</text:span>screva em cada um dos arquivos uma frase <text:span text:style-name="T11">de efeito</text:span>, <text:span text:style-name="T11">de acordo com a pasta do aluno.</text:span></text:p>
          <text:p text:style-name="P16"/>
        </text:list-item>
        <text:list-item>
          <text:p text:style-name="P17">Crie uma cópia de cada pasta. <text:span text:style-name="T12">Cada cópia de pasta deverá terminar com o sufixo </text:span><text:span text:style-name="T5">_copia.</text:span></text:p>
          <text:p text:style-name="P18">Exemplo: A cópia da pasta <text:span text:style-name="T3">joao</text:span> deverá se chamar <text:span text:style-name="T6">joao_copia.</text:span><text:span text:style-name="T13"> </text:span></text:p>
          <text:p text:style-name="P18"/>
        </text:list-item>
        <text:list-item>
          <text:p text:style-name="P19">Mova o<text:span text:style-name="T16">s</text:span> arquivo<text:span text:style-name="T16">s</text:span> d<text:span text:style-name="T16">e uma pasta para outra, renomeando os arquivos a fim de colocar o sufixo “2” no final de cada um deles.</text:span></text:p>
        </text:list-item>
      </text:list>
      <text:p text:style-name="P20"/>
      <text:list xml:id="list190315797983660" text:continue-numbering="true" text:style-name="L2">
        <text:list-header>
          <text:p text:style-name="P21">Exemplo: o arquivo <text:span text:style-name="T3">joao/frase.txt </text:span>deverá ser movido para<text:span text:style-name="T3"> maria/frase2.txt <text:s/></text:span></text:p>
          <text:p text:style-name="P19"/>
        </text:list-header>
        <text:list-item>
          <text:p text:style-name="P22">Remova as pastas originais, junto de seu conteúdo.</text:p>
          <text:p text:style-name="P22"/>
        </text:list-item>
        <text:list-item>
          <text:p text:style-name="P22">Renomeie as pastas “_copia” para os nomes originais.</text:p>
          <text:p text:style-name="P15"><text:span text:style-name="T4"/></text:p>
          <text:p text:style-name="P14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odapé_20_Char" style:display-name="Rodapé Char" style:family="text" style:parent-style-name="Fonte_20_parág._20_padrão"/>
    <style:style style:name="WW_5f_CharLFO2LVL3" style:display-name="WW_CharLFO2LVL3" style:family="text">
      <style:text-properties style:font-name="StarSymbol" fo:font-family="StarSymbol" style:font-family-generic="system" style:font-charset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7.002cm" fo:margin-left="0cm" table:align="left"/>
    </style:style>
    <style:style style:name="Tabela1.A" style:family="table-column">
      <style:table-column-properties style:column-width="5.667cm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margin-left="-0.203cm" fo:margin-right="0cm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Ministério da Educação</text:p>
        <text:p text:style-name="MP2">Centro Federal de Educação Tecnológica Celso Suckow da Fonseca</text:p>
        <text:p text:style-name="MP2">UNED Nova Friburgo</text:p>
        <text:p text:style-name="MP2">Curso Técnico em Informática Integrado ao Ensino Médio</text:p>
        <text:p text:style-name="MP2">Disciplina de Sistemas Operacionais</text:p>
        <text:p text:style-name="MP2">Professor Bruno Policarpo Toledo Freitas</text:p>
      </style:header>
      <style:footer>
        <table:table table:name="Tabela1" table:style-name="Tabela1">
          <table:table-column table:style-name="Tabela1.A" table:number-columns-repeated="3"/>
          <table:table-row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7-08T19:38:00Z</meta:creation-date>
    <dc:date>2020-04-21T19:01:44.165423476</dc:date>
    <meta:editing-cycles>37</meta:editing-cycles>
    <meta:editing-duration>PT2H36M36S</meta:editing-duration>
    <meta:document-statistic meta:table-count="1" meta:image-count="0" meta:object-count="0" meta:page-count="1" meta:paragraph-count="30" meta:word-count="344" meta:character-count="2023" meta:non-whitespace-character-count="1710"/>
    <meta:template xlink:type="simple" xlink:actuate="onRequest" xlink:title="" xlink:href="Normal.dotm"/>
  </office:meta>
</office:document-meta>
</file>